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667cm"/>
    </style:style>
    <style:style style:name="ro5" style:family="table-row">
      <style:table-row-properties style:row-height="1.1cm"/>
    </style:style>
    <style:style style:name="ro6" style:family="table-row">
      <style:table-row-properties style:row-height="1.102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text-properties style:font-name="DejaVu Sans Mono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ejaVu Sans Mono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text-align="center"/>
      <style:text-properties style:font-size-asian="20pt" style:font-size-complex="20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497cm" fo:text-align="center" fo:text-indent="0cm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 style:font-weight-complex="bold"/>
    </style:style>
    <style:style style:name="T3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color="#ffffff" style:font-name="DejaVu Sans Mono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I building block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 text:style-name="P2"/>
              </text:list-header>
            </text:list>
            <text:p text:style-name="P3"><text:span text:style-name="T1">class foo {</text:span></text:p>
            <text:p text:style-name="P3"><text:span text:style-name="T1"><text:s text:c="4"/></text:span><text:span text:style-name="T1">// Stuff</text:span></text:p>
            <text:p text:style-name="P3"><text:span text:style-name="T1">};</text:span></text:p>
            <text:p text:style-name="P3"><text:span text:style-name="T1"/></text:p>
            <text:p text:style-name="P3"><text:span text:style-name="T1">foo bar(baz b)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bove the barrier – choosing the right algorithm</text:p>
              </text:list-item>
              <text:list-item>
                <text:p/>
              </text:list-item>
              <text:list-item>
                <text:p><text:span text:style-name="T1">std::vector&lt;int&gt; v{ /* … */ };</text:span></text:p>
              </text:list-item>
              <text:list-item>
                <text:p><text:span text:style-name="T1">auto s = find(v, 3); // O(n)</text:span></text:p>
              </text:list-item>
              <text:list-item>
                <text:p><text:span text:style-name="T1">auto t = lower_bound(v, 3); // O(log n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Below the line – classic performance optimisation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cross the line (or in the lin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y’re not rules, they’re not principles, they’re just things to think about</text:p>
              </text:list-item>
              <text:list-item>
                <text:p>Not the only things to think about, just the first two things to think about</text:p>
              </text:list-item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placeholder="true" presentation:user-transformed="true">
          <draw:text-box/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</text:span></text:p>
              </text:list-item>
              <text:list-item>
                <text:p><text:span text:style-name="T1"><text:s text:c="2"/></text:span><text:span text:style-name="T1">PRIMARY KEY (film, ta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</text:span><text:span text:style-name="T1">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>
          <draw:text-box>
            <text:list text:style-name="L2">
              <text:list-item>
                <text:p><text:span text:style-name="T2">GET</text:span><text:span text:style-name="T3"> /terminator/tags</text:span><text:span text:style-name="T1"><text:line-break/></text:span><text:span text:style-name="T1"><text:line-break/></text:span><text:span text:style-name="T1">"tag"</text:span></text:p>
              </text:list-item>
              <text:list-item>
                <text:p><text:span text:style-name="T1">"action"</text:span></text:p>
              </text:list-item>
              <text:list-item>
                <text:p><text:span text:style-name="T1">"adventure"</text:span></text:p>
              </text:list-item>
              <text:list-item>
                <text:p><text:span text:style-name="T1">"sci-fi"</text:span></text:p>
              </text:list-item>
              <text:list-item>
                <text:p><text:span text:style-name="T1">"robots"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“</text:span><text:span text:style-name="T1">foo”,”bar”</text:span><text:span text:style-name="T1"><text:line-break/></text:span><text:span text:style-name="T1">”one”,”two”</text:span><text:span text:style-name="T1"><text:line-break/></text:span><text:span text:style-name="T1">1,2.5</text:span><text:span text:style-name="T1"><text:line-break/></text:span><text:span text:style-name="T1">null,””</text:span><text:span text:style-name="T1"><text:line-break/></text:span><text:span text:style-name="T1">true,false</text:span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<text:line-break/></text:span><text:span text:style-name="T1"><text:line-break/></text:span><text:span text:style-name="T1"> <text:s text:c="26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tring,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 <text:s text:c="12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4"> <text:s/></text:span><text:span text:style-name="T1">using object_type =</text:span><text:span text:style-name="T1"><text:line-break/></text:span><text:span text:style-name="T1"> <text:s text:c="3"/>std::unordered_map&lt;</text:span><text:span text:style-name="T1"><text:line-break/></text:span><text:span text:style-name="T1"> <text:s text:c="5"/>std::string, std::shared_ptr&lt;json&gt;&gt;;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std::endl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‘\n’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1">nst auto trial = [](const std::size_t size) {</text:span></text:p>
              </text:list-item>
              <text:list-item>
                <text:p><text:span text:style-name="T1"><text:s text:c="4"/></text:span><text:span text:style-name="T1">for ( auto left = 10 &lt;&lt; 20 /* 10MB */; left; left -= size ) {</text:span></text:p>
              </text:list-item>
              <text:list-item>
                <text:p><text:span text:style-name="T1"><text:s text:c="8"/></text:span><text:span text:style-name="T1">if ( not malloc(size) ) std::exit(2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5">Allocation size</text:span></text:p>
              </table:table-cell>
              <table:table-cell>
                <text:p text:style-name="P12"><text:span text:style-name="T5">Allocation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alloc</text:span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5401μs</text:span></text:p>
              </table:table-cell>
              <table:table-cell>
                <text:p text:style-name="P12"><text:span text:style-name="T5">527ns</text:span></text:p>
              </table:table-cell>
              <table:table-cell>
                <text:p text:style-name="P12"><text:span text:style-name="T5">515p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1338μs</text:span></text:p>
              </table:table-cell>
              <table:table-cell>
                <text:p text:style-name="P12"><text:span text:style-name="T5">2090ns</text:span></text:p>
              </table:table-cell>
              <table:table-cell>
                <text:p text:style-name="P12"><text:span text:style-name="T5">127p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69μs</text:span></text:p>
              </table:table-cell>
              <table:table-cell>
                <text:p text:style-name="P12"><text:span text:style-name="T5">3173ns</text:span></text:p>
              </table:table-cell>
              <table:table-cell>
                <text:p text:style-name="P12"><text:span text:style-name="T5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7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1">std::vector&lt;char&gt; data(10 &lt;&lt; 20); // 10MB</text:span></text:p>
              </text:list-item>
              <text:list-item>
                <text:p><text:span text:style-name="T1">std::ifstream("/dev/urandom", std::ios::binary).read(data.data(), data.size());</text:span></text:p>
              </text:list-item>
              <text:list-item>
                <text:p><text:span text:style-name="T1">const auto trial = [&amp;data](std::size_t size) {</text:span></text:p>
              </text:list-item>
              <text:list-item>
                <text:p><text:span text:style-name="T1"><text:s text:c="4"/></text:span><text:span text:style-name="T1">std::ofstream out(</text:span><text:span text:style-name="T6">"random.dat"</text:span><text:span text:style-name="T1">, std::ios::binary);</text:span></text:p>
              </text:list-item>
              <text:list-item>
                <text:p><text:span text:style-name="T1"><text:s text:c="4"/></text:span><text:span text:style-name="T1">for ( std::size_t i{}; i &lt; data.size(); i += size ) {</text:span></text:p>
              </text:list-item>
              <text:list-item>
                <text:p><text:span text:style-name="T1"><text:s text:c="8"/></text:span><text:span text:style-name="T1">out.write(&amp;data[i], size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2_5f_1" draw:layer="layout" svg:width="29.831cm" svg:height="5.968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2"><text:span text:style-name="T5">Write size</text:span></text:p>
              </table:table-cell>
              <table:table-cell>
                <text:p text:style-name="P12"><text:span text:style-name="T5">Write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write</text:span><text:span text:style-name="T5"><text:line-break/></text:span><text:span text:style-name="T5"><text:line-break/></text:span><text:span text:style-name="T5"/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21ms</text:span></text:p>
              </table:table-cell>
              <table:table-cell>
                <text:p text:style-name="P12"><text:span text:style-name="T7">2</text:span><text:span text:style-name="T5">μs</text:span></text:p>
              </table:table-cell>
              <table:table-cell>
                <text:p text:style-name="P12"><text:span text:style-name="T5">2080ps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15</text:span><text:span text:style-name="T5">μs</text:span></text:p>
              </table:table-cell>
              <table:table-cell>
                <text:p text:style-name="P12"><text:span text:style-name="T5">932ps</text:span></text:p>
              </table:table-cell>
            </table:table-row>
            <table:table-row table:style-name="ro6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480</text:span><text:span text:style-name="T5">μs</text:span></text:p>
              </table:table-cell>
              <table:table-cell>
                <text:p text:style-name="P12"><text:span text:style-name="T5">916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Allocate memory as infrequently as possible</text:span><text:span text:style-name="T8"><text:line-break/></text:span><text:span text:style-name="T8"><text:line-break/></text:span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if ( buffer.size() &gt; (60 &lt;&lt; 10) ) {</text:span></text:p>
              </text:list-item>
              <text:list-item>
                <text:p text:style-name="P14"><text:span text:style-name="T1"><text:s text:c="8"/></text:span><text:span text:style-name="T1">std::cout &lt;&lt; buffer; buffer.clear(); }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1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etvbuf(stdout, NULL, _IONBF, 0);</text:span></text:p>
              </text:list-item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std::cout &lt;&lt; buffer;</text:span></text:p>
              </text:list-item>
              <text:list-item>
                <text:p text:style-name="P14"><text:span text:style-name="T1"><text:s text:c="4"/></text:span><text:span text:style-name="T1">buffer.clear();</text:span></text:p>
              </text:list-item>
              <text:list-item>
                <text:p text:style-name="P14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>Bytes 6 to n – Frame data</text:p>
                <text:list>
                  <text:list-item>
                    <text:p>Field data Is tex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placeholder="true" presentation:user-transformed="true">
          <draw:text-box/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>
          <draw:text-box>
            <text:list text:style-name="L2">
              <text:list-item>
                <text:p text:style-name="P16"><text:span text:style-name="T12">Best</text:span></text:p>
              </text:list-item>
              <text:list-item>
                <text:p text:style-name="P15">Allocate a ton of memory</text:p>
              </text:list-item>
              <text:list-item>
                <text:p text:style-name="P15">Read as much data as the kernel ha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truct block {</text:span></text:p>
              </text:list-item>
              <text:list-item>
                <text:p><text:span text:style-name="T1"><text:s text:c="4"/></text:span><text:span text:style-name="T1">std::vector&lt;unsigned char&gt; data;</text:span></text:p>
              </text:list-item>
              <text:list-item>
                <text:p><text:span text:style-name="T1"><text:s text:c="4"/></text:span><text:span text:style-name="T1">std::vector&lt;std::string_view&gt; fields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for (std::size_t row{}; row * cols &lt; b.fields.size(); ++row) {</text:span></text:p>
              </text:list-item>
              <text:list-item>
                <text:p><text:span text:style-name="T1"><text:s text:c="4"/></text:span><text:span text:style-name="T1">for (std::size_t field{}; field &lt; cols; ++field) {</text:span></text:p>
              </text:list-item>
              <text:list-item>
                <text:p><text:span text:style-name="T1"><text:s text:c="8"/></text:span><text:span text:style-name="T1">buffer += process(b.fields[row * cols + field]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shared_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T&gt; 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hared_string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char&gt; 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 split(const std::size_t s) {</text:span></text:p>
              </text:list-item>
              <text:list-item>
                <text:p><text:span text:style-name="T1"><text:s text:c="2"/></text:span><text:span text:style-name="T1">auto r = shared_vector{data_, s};</text:span></text:p>
              </text:list-item>
              <text:list-item>
                <text:p><text:span text:style-name="T1"><text:s text:c="2"/></text:span><text:span text:style-name="T1">data_ = std::shared_ptr&lt;const T&gt;{</text:span></text:p>
              </text:list-item>
              <text:list-item>
                <text:p><text:span text:style-name="T1"><text:s text:c="19"/></text:span><text:span text:style-name="T1">data_, data_.get() + s};</text:span></text:p>
              </text:list-item>
              <text:list-item>
                <text:p><text:span text:style-name="T1"><text:s text:c="2"/></text:span><text:span text:style-name="T1">return r;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text:span text:style-name="T1"><text:line-break/></text:span><text:span text:style-name="T1"/></text:p>
              </text:list-item>
              <text:list-item>
                <text:p><text:span text:style-name="T1">for ( auto row{b.split(cols)};</text:span><text:span text:style-name="T1"><text:line-break/></text:span><text:span text:style-name="T1"> <text:s text:c="7"/>row.size(); row = b.split(cols) ) {</text:span><text:span text:style-name="T1"><text:line-break/></text:span><text:span text:style-name="T1"> <text:s text:c="3"/>for ( auto field : row ) {</text:span><text:span text:style-name="T1"><text:line-break/></text:span><text:span text:style-name="T1"> <text:s text:c="7"/>process(field, buffer);</text:span><text:span text:style-name="T1"><text:line-break/></text:span><text:span text:style-name="T1"> <text:s text:c="3"/>}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2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1">template&lt;typename Allocator&gt;</text:span></text:p>
              </text:list-item>
              <text:list-item>
                <text:p text:style-name="P6"><text:span text:style-name="T1">shared_vector(std::vector&lt;T, Allocator&gt; v)</text:span></text:p>
              </text:list-item>
              <text:list-item>
                <text:p text:style-name="P6"><text:span text:style-name="T1">: size_{v.size()},</text:span></text:p>
              </text:list-item>
              <text:list-item>
                <text:p text:style-name="P6"><text:span text:style-name="T1"><text:s text:c="4"/></text:span><text:span text:style-name="T1">data_{v.data(),</text:span></text:p>
              </text:list-item>
              <text:list-item>
                <text:p text:style-name="P6"><text:span text:style-name="T1"><text:s text:c="6"/></text:span><text:span text:style-name="T1">[o = std::move(v)](const auto &amp;&amp;) {}}</text:span></text:p>
              </text:list-item>
              <text:list-item>
                <text:p text:style-name="P6"><text:span text:style-name="T1">{</text:span></text:p>
              </text:list-item>
              <text:list-item>
                <text:p text:style-name="P6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1DT8H24M2S</meta:editing-duration>
    <meta:editing-cycles>34</meta:editing-cycles>
    <meta:generator>LibreOffice/6.0.6.2$Linux_X86_64 LibreOffice_project/00m0$Build-2</meta:generator>
    <dc:title>Vivid</dc:title>
    <dc:date>2018-10-02T13:27:38.563520873</dc:date>
    <meta:document-statistic meta:object-count="230"/>
  </office:meta>
</office:document-meta>
</file>